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8pt" officeooo:rsid="000719a2" officeooo:paragraph-rsid="000719a2" style:font-size-asian="18pt" style:font-size-complex="18pt"/>
    </style:style>
    <style:style style:name="P2" style:family="paragraph" style:parent-style-name="Standard">
      <style:text-properties fo:font-size="18pt" officeooo:rsid="00081a36" officeooo:paragraph-rsid="00081a36" style:font-size-asian="18pt" style:font-size-complex="18pt"/>
    </style:style>
    <style:style style:name="P3" style:family="paragraph" style:parent-style-name="Standard">
      <style:paragraph-properties fo:text-align="center" style:justify-single-word="false"/>
      <style:text-properties fo:font-size="32pt" fo:font-style="italic" style:text-underline-style="solid" style:text-underline-width="auto" style:text-underline-color="font-color" officeooo:rsid="00086a02" officeooo:paragraph-rsid="00086a02" style:font-size-asian="28pt" style:font-style-asian="italic" style:font-size-complex="32pt" style:font-style-complex="italic"/>
    </style:style>
    <style:style style:name="P4" style:family="paragraph" style:parent-style-name="Standard">
      <style:text-properties fo:font-size="18pt" officeooo:rsid="00081a36" officeooo:paragraph-rsid="00081a36" style:font-size-asian="18pt" style:font-size-complex="18pt"/>
    </style:style>
    <style:style style:name="T1" style:family="text">
      <style:text-properties officeooo:rsid="00081a36"/>
    </style:style>
    <style:style style:name="T2" style:family="text">
      <style:text-properties officeooo:rsid="000870b6"/>
    </style:style>
    <style:style style:name="T3" style:family="text">
      <style:text-properties officeooo:rsid="000b746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Users Stories</text:p>
      <text:p text:style-name="P1"/>
      <text:p text:style-name="P1"/>
      <text:p text:style-name="P1"/>
      <text:p text:style-name="P1">-En tant qu’utilisateur je veux pouvoir poster mes photos sur un site afin de les partager sur le net.</text:p>
      <text:p text:style-name="P1"/>
      <text:p text:style-name="P1">-En tant qu’utilisateur je veux mon profil sur le site afin d’avoir de la visibilité.</text:p>
      <text:p text:style-name="P1"/>
      <text:p text:style-name="P1">-En tant qu’utilisateur je veux que les visiteurs puissent liker mes photos afin de voir leur popularité.</text:p>
      <text:p text:style-name="P1"/>
      <text:p text:style-name="P1">-En tant qu’utilisateur je veux pouvoir <text:span text:style-name="T2">télécharger plusieurs photos afin de pouvoir les faire apparaître sur mon site.</text:span></text:p>
      <text:p text:style-name="P1"/>
      <text:p text:style-name="P1">-<text:span text:style-name="T2">En tant qu’utilisateur je veux pouvoir modifier mes données personnelles afin que les visiteurs sachent qui <text:s/>je suis.</text:span></text:p>
      <text:p text:style-name="P1"/>
      <text:p text:style-name="P1">-En tant qu’utilisateur <text:span text:style-name="T1">je veux que mon site soit responsive afin qu’il soit lisible sur n’importe quel appareil.</text:span></text:p>
      <text:p text:style-name="P1"/>
      <text:p text:style-name="P2">-En tant qu’utilisateur je veux une interface graphique simple et claire afin <text:s/>d’avoir un site facilement lisible.</text:p>
      <text:p text:style-name="P2"/>
      <text:p text:style-name="P2">-<text:span text:style-name="T2">En tant que visiteur je veux pouvoir passer facilement d’une photo à l’autre afin de sélectionner celles qui me plaisent.</text:span></text:p>
      <text:p text:style-name="P2"/>
      <text:p text:style-name="P2">-<text:span text:style-name="T3">En tant que visiteur je veux pouvoir liker les photos afin d’indiquer celles qui m’ont plu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1T09:39:50.871353995</meta:creation-date>
    <dc:date>2018-07-11T14:49:31.954355865</dc:date>
    <meta:editing-duration>PT51M38S</meta:editing-duration>
    <meta:editing-cycles>3</meta:editing-cycles>
    <meta:generator>LibreOffice/6.0.3.2$Linux_X86_64 LibreOffice_project/00m0$Build-2</meta:generator>
    <meta:document-statistic meta:table-count="0" meta:image-count="0" meta:object-count="0" meta:page-count="1" meta:paragraph-count="10" meta:word-count="160" meta:character-count="983" meta:non-whitespace-character-count="831"/>
  </office:meta>
</office:document-meta>
</file>